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EST HAND SIZE</text:p>
          </table:table-cell>
          <table:covered-table-cell table:style-name="ce1"/>
          <table:covered-table-cell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Hand Measures (cm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lm size(circumference)</text:p>
          </table:table-cell>
          <table:table-cell office:value-type="string" calcext:value-type="string">
            <text:p>hand height</text:p>
          </table:table-cell>
          <table:table-cell office:value-type="string" calcext:value-type="string">
            <text:p>hand width</text:p>
          </table:table-cell>
          <table:table-cell office:value-type="string" calcext:value-type="string">
            <text:p>first tou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ancesco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onardo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onata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500" calcext:value-type="float">
            <text:p>1050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rea</text:p>
          </table:table-cell>
          <table:table-cell office:value-type="float" office:value="20" calcext:value-type="float">
            <text:p>20</text:p>
          </table:table-cell>
          <table:table-cell office:value-type="float" office:value="18.5" calcext:value-type="float">
            <text:p>18.5</text:p>
          </table:table-cell>
          <table:table-cell office:value-type="float" office:value="8.5" calcext:value-type="float">
            <text:p>8.5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rico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q0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rancesco</text:p>
          </table:table-cell>
          <table:table-cell office:value-type="float" office:value="10000" calcext:value-type="float">
            <text:p>10000</text:p>
          </table:table-cell>
          <table:table-cell office:value-type="float" office:value="0.02888" calcext:value-type="float">
            <text:p>0.02888</text:p>
          </table:table-cell>
          <table:table-cell office:value-type="float" office:value="-5.172" calcext:value-type="float">
            <text:p>-5.172</text:p>
          </table:table-cell>
          <table:table-cell office:value-type="float" office:value="341.4" calcext:value-type="float">
            <text:p>341.4</text:p>
          </table:table-cell>
          <table:table-cell office:value-type="float" office:value="-4169" calcext:value-type="float">
            <text:p>-41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rico</text:p>
          </table:table-cell>
          <table:table-cell office:value-type="float" office:value="12000" calcext:value-type="float">
            <text:p>12000</text:p>
          </table:table-cell>
          <table:table-cell office:value-type="float" office:value="-0.01124" calcext:value-type="float">
            <text:p>-0.01124</text:p>
          </table:table-cell>
          <table:table-cell office:value-type="float" office:value="2.061" calcext:value-type="float">
            <text:p>2.061</text:p>
          </table:table-cell>
          <table:table-cell office:value-type="float" office:value="4.864" calcext:value-type="float">
            <text:p>4.864</text:p>
          </table:table-cell>
          <table:table-cell office:value-type="float" office:value="-4210" calcext:value-type="float">
            <text:p>-42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teo</text:p>
          </table:table-cell>
          <table:table-cell office:value-type="float" office:value="10500" calcext:value-type="float">
            <text:p>10500</text:p>
          </table:table-cell>
          <table:table-cell office:value-type="float" office:value="0.0281" calcext:value-type="float">
            <text:p>0.0281</text:p>
          </table:table-cell>
          <table:table-cell office:value-type="float" office:value="-2.965" calcext:value-type="float">
            <text:p>-2.965</text:p>
          </table:table-cell>
          <table:table-cell office:value-type="float" office:value="167.4" calcext:value-type="float">
            <text:p>167.4</text:p>
          </table:table-cell>
          <table:table-cell office:value-type="float" office:value="-3160" calcext:value-type="float">
            <text:p>-31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ovanni</text:p>
          </table:table-cell>
          <table:table-cell office:value-type="float" office:value="11000" calcext:value-type="float">
            <text:p>11000</text:p>
          </table:table-cell>
          <table:table-cell office:value-type="float" office:value="0.8772" calcext:value-type="float">
            <text:p>0.8772</text:p>
          </table:table-cell>
          <table:table-cell office:value-type="float" office:value="-60.13" calcext:value-type="float">
            <text:p>-60.13</text:p>
          </table:table-cell>
          <table:table-cell office:value-type="float" office:value="140.8" calcext:value-type="float">
            <text:p>140.8</text:p>
          </table:table-cell>
          <table:table-cell office:value-type="float" office:value="-7742" calcext:value-type="float">
            <text:p>-77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niele</text:p>
          </table:table-cell>
          <table:table-cell office:value-type="float" office:value="11000" calcext:value-type="float">
            <text:p>11000</text:p>
          </table:table-cell>
          <table:table-cell office:value-type="float" office:value="0.07435" calcext:value-type="float">
            <text:p>0.07435</text:p>
          </table:table-cell>
          <table:table-cell office:value-type="float" office:value="-8.962" calcext:value-type="float">
            <text:p>-8.962</text:p>
          </table:table-cell>
          <table:table-cell office:value-type="float" office:value="453.6" calcext:value-type="float">
            <text:p>453.6</text:p>
          </table:table-cell>
          <table:table-cell office:value-type="float" office:value="-3967" calcext:value-type="float">
            <text:p>-39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rco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999" calcext:value-type="float">
            <text:p>0.00999</text:p>
          </table:table-cell>
          <table:table-cell office:value-type="float" office:value="-2.228" calcext:value-type="float">
            <text:p>-2.228</text:p>
          </table:table-cell>
          <table:table-cell office:value-type="float" office:value="210.9" calcext:value-type="float">
            <text:p>210.9</text:p>
          </table:table-cell>
          <table:table-cell office:value-type="float" office:value="-3479" calcext:value-type="float">
            <text:p>-34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ionata</text:p>
          </table:table-cell>
          <table:table-cell office:value-type="float" office:value="10500" calcext:value-type="float">
            <text:p>10500</text:p>
          </table:table-cell>
          <table:table-cell office:value-type="float" office:value="-0.01403" calcext:value-type="float">
            <text:p>-0.01403</text:p>
          </table:table-cell>
          <table:table-cell office:value-type="float" office:value="2.704" calcext:value-type="float">
            <text:p>2.704</text:p>
          </table:table-cell>
          <table:table-cell office:value-type="float" office:value="-55.76" calcext:value-type="float">
            <text:p>-55.76</text:p>
          </table:table-cell>
          <table:table-cell office:value-type="float" office:value="-1179" calcext:value-type="float">
            <text:p>-1179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vg per q0</text:p>
          </table:table-cell>
          <table:table-cell table:number-columns-repeated="4"/>
          <table:table-cell table:style-name="ce3" office:value-type="string" calcext:value-type="string">
            <text:p>Q0+TN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([.D12]+[.D17])/2" office:value-type="float" office:value="0.019435" calcext:value-type="float">
            <text:p>0.019435</text:p>
          </table:table-cell>
          <table:table-cell table:formula="of:=([.E12]+[.E17])/2" office:value-type="float" office:value="-3.7" calcext:value-type="float">
            <text:p>-3.7</text:p>
          </table:table-cell>
          <table:table-cell table:formula="of:=([.F12]+[.F17])/2" office:value-type="float" office:value="276.15" calcext:value-type="float">
            <text:p>276.15</text:p>
          </table:table-cell>
          <table:table-cell table:formula="of:=([.G12]+[.G17])/2" office:value-type="float" office:value="-3824" calcext:value-type="float">
            <text:p>-3824</text:p>
          </table:table-cell>
          <table:table-cell table:style-name="ce3" table:formula="of:=[.C22]+[.G22]" office:value-type="float" office:value="6176" calcext:value-type="float">
            <text:p>6176</text:p>
          </table:table-cell>
        </table:table-row>
        <table:table-row table:style-name="ro1">
          <table:table-cell table:number-columns-repeated="2"/>
          <table:table-cell office:value-type="float" office:value="10500" calcext:value-type="float">
            <text:p>10500</text:p>
          </table:table-cell>
          <table:table-cell table:formula="of:=([.D14]+[.D18])/2" office:value-type="float" office:value="0.007035" calcext:value-type="float">
            <text:p>0.007035</text:p>
          </table:table-cell>
          <table:table-cell table:formula="of:=([.E14]+[.E18])/2" office:value-type="float" office:value="-0.1305" calcext:value-type="float">
            <text:p>-0.1305</text:p>
          </table:table-cell>
          <table:table-cell table:formula="of:=([.F14]+[.F18])/2" office:value-type="float" office:value="55.82" calcext:value-type="float">
            <text:p>55.82</text:p>
          </table:table-cell>
          <table:table-cell table:formula="of:=([.G14]+[.G18])/2" office:value-type="float" office:value="-2169.5" calcext:value-type="float">
            <text:p>-2169.5</text:p>
          </table:table-cell>
          <table:table-cell table:style-name="ce3" table:formula="of:=[.C23]+[.G23]" office:value-type="float" office:value="8330.5" calcext:value-type="float">
            <text:p>8330.5</text:p>
          </table:table-cell>
        </table:table-row>
        <table:table-row table:style-name="ro1">
          <table:table-cell table:number-columns-repeated="2"/>
          <table:table-cell office:value-type="float" office:value="11000" calcext:value-type="float">
            <text:p>11000</text:p>
          </table:table-cell>
          <table:table-cell table:formula="of:=([.D15]+[.D16])/2" office:value-type="float" office:value="0.475775" calcext:value-type="float">
            <text:p>0.475775</text:p>
          </table:table-cell>
          <table:table-cell table:formula="of:=([.E15]+[.E16])/2" office:value-type="float" office:value="-34.546" calcext:value-type="float">
            <text:p>-34.546</text:p>
          </table:table-cell>
          <table:table-cell table:formula="of:=([.F15]+[.F16])/2" office:value-type="float" office:value="297.2" calcext:value-type="float">
            <text:p>297.2</text:p>
          </table:table-cell>
          <table:table-cell table:formula="of:=([.G15]+[.G16])/2" office:value-type="float" office:value="-5854.5" calcext:value-type="float">
            <text:p>-5854.5</text:p>
          </table:table-cell>
          <table:table-cell table:style-name="ce3" table:formula="of:=[.C24]+[.G24]" office:value-type="float" office:value="5145.5" calcext:value-type="float">
            <text:p>5145.5</text:p>
          </table:table-cell>
        </table:table-row>
        <table:table-row table:style-name="ro1">
          <table:table-cell table:number-columns-repeated="2"/>
          <table:table-cell office:value-type="float" office:value="12000" calcext:value-type="float">
            <text:p>12000</text:p>
          </table:table-cell>
          <table:table-cell table:formula="of:=[.D13]" office:value-type="float" office:value="-0.01124" calcext:value-type="float">
            <text:p>-0.01124</text:p>
          </table:table-cell>
          <table:table-cell table:formula="of:=[.E13]" office:value-type="float" office:value="2.061" calcext:value-type="float">
            <text:p>2.061</text:p>
          </table:table-cell>
          <table:table-cell table:formula="of:=[.F13]" office:value-type="float" office:value="4.864" calcext:value-type="float">
            <text:p>4.864</text:p>
          </table:table-cell>
          <table:table-cell table:formula="of:=[.G13]" office:value-type="float" office:value="-4210" calcext:value-type="float">
            <text:p>-4210</text:p>
          </table:table-cell>
          <table:table-cell table:style-name="ce3" table:formula="of:=[.C25]+[.G25]" office:value-type="float" office:value="7790" calcext:value-type="float">
            <text:p>77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17:36:43.503004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9:15:56.072835410</meta:creation-date>
    <dc:date>2018-08-28T18:59:16.128016913</dc:date>
    <meta:editing-duration>PT4H1M45S</meta:editing-duration>
    <meta:editing-cycles>10</meta:editing-cycles>
    <meta:generator>LibreOffice/4.2.8.2$Linux_X86_64 LibreOffice_project/420m0$Build-2</meta:generator>
    <meta:document-statistic meta:table-count="1" meta:cell-count="111" meta:object-count="0"/>
  </office:meta>
</office:document-meta>
</file>